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language-complex="he" style:country-complex="IL"/>
    </style:style>
    <style:style style:name="P2" style:family="paragraph" style:parent-style-name="Heading_20_2">
      <style:paragraph-properties fo:text-align="end" style:justify-single-word="false"/>
      <style:text-properties style:language-complex="he" style:country-complex="IL"/>
    </style:style>
    <style:style style:name="P3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align="end" style:justify-single-word="false" fo:text-indent="0in" style:auto-text-indent="false" style:page-number="auto" fo:background-color="transparent" fo:keep-with-next="always"/>
      <style:text-properties style:language-complex="he" style:country-complex="IL"/>
    </style:style>
    <style:style style:name="P4" style:family="paragraph" style:parent-style-name="Heading_20_2">
      <style:paragraph-properties fo:text-align="end" style:justify-single-word="false"/>
      <style:text-properties fo:font-size="15pt" style:font-size-asian="15pt" style:font-size-complex="15pt" style:language-complex="he" style:country-complex="IL"/>
    </style:style>
    <style:style style:name="P5" style:family="paragraph" style:parent-style-name="Heading_20_2">
      <style:paragraph-properties fo:text-align="end" style:justify-single-word="false"/>
      <style:text-properties fo:font-size="15pt" officeooo:paragraph-rsid="00056053" style:font-size-asian="15pt" style:font-size-complex="15pt" style:language-complex="he" style:country-complex="IL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 style:list-style-name="L1">
      <style:paragraph-properties fo:margin-top="0in" fo:margin-bottom="0in" style:contextual-spacing="false" fo:text-align="end" style:justify-single-word="false"/>
    </style:style>
    <style:style style:name="P8" style:family="paragraph" style:parent-style-name="Text_20_body" style:list-style-name="L3">
      <style:paragraph-properties fo:text-align="end" style:justify-single-word="false"/>
    </style:style>
    <style:style style:name="P9" style:family="paragraph" style:parent-style-name="Text_20_body" style:list-style-name="L3">
      <style:paragraph-properties fo:text-align="end" style:justify-single-word="false"/>
      <style:text-properties officeooo:paragraph-rsid="00056053"/>
    </style:style>
    <style:style style:name="P10" style:family="paragraph" style:parent-style-name="Text_20_body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046a51"/>
    </style:style>
    <style:style style:name="P11" style:family="paragraph" style:parent-style-name="Text_20_body">
      <style:text-properties style:language-complex="he" style:country-complex="IL"/>
    </style:style>
    <style:style style:name="P12" style:family="paragraph" style:parent-style-name="Text_20_body">
      <style:paragraph-properties fo:text-align="end" style:justify-single-word="false"/>
      <style:text-properties style:language-complex="he" style:country-complex="IL"/>
    </style:style>
    <style:style style:name="P13" style:family="paragraph" style:parent-style-name="Text_20_body" style:list-style-name="L2">
      <style:paragraph-properties fo:margin-top="0in" fo:margin-bottom="0in" style:contextual-spacing="false" fo:text-align="end" style:justify-single-word="false"/>
      <style:text-properties fo:font-size="11pt" style:font-size-asian="11pt" style:font-size-complex="11pt" style:language-complex="he" style:country-complex="IL"/>
    </style:style>
    <style:style style:name="T1" style:family="text">
      <style:text-properties officeooo:rsid="00037ab1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weight="normal" style:font-weight-asian="normal" style:language-complex="he" style:country-complex="IL" style:font-weight-complex="normal"/>
    </style:style>
    <style:style style:name="T5" style:family="text">
      <style:text-properties style:language-complex="he" style:country-complex="IL"/>
    </style:style>
    <style:style style:name="T6" style:family="text">
      <style:text-properties officeooo:rsid="00037ab1" style:language-complex="he" style:country-complex="IL"/>
    </style:style>
    <style:style style:name="T7" style:family="text">
      <style:text-properties officeooo:rsid="00046a51" style:language-complex="he" style:country-complex="IL"/>
    </style:style>
    <style:style style:name="T8" style:family="text">
      <style:text-properties officeooo:rsid="00056053" style:language-complex="he" style:country-complex="IL"/>
    </style:style>
    <style:style style:name="T9" style:family="text">
      <style:text-properties style:font-name="DejaVu Sans" officeooo:rsid="00046a51" style:language-complex="he" style:country-complex="IL"/>
    </style:style>
    <style:style style:name="T10" style:family="text">
      <style:text-properties fo:font-weight="bold" officeooo:rsid="00046a51" style:font-weight-asian="bold" style:language-complex="he" style:country-complex="IL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style:font-size-asian="11pt" style:font-size-complex="11pt" style:language-complex="he" style:country-complex="IL"/>
    </style:style>
    <style:style style:name="T13" style:family="text">
      <style:text-properties fo:font-size="11pt" officeooo:rsid="00046a51" style:font-size-asian="11pt" style:font-size-complex="11pt" style:language-complex="he" style:country-complex="IL"/>
    </style:style>
    <style:style style:name="T14" style:family="text">
      <style:text-properties fo:font-size="11pt" officeooo:rsid="00056053" style:font-size-asian="11pt" style:font-size-complex="11pt" style:language-complex="he" style:country-complex="I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קורות חיים</text:h>
      <text:h text:style-name="P3" text:outline-level="2">פרטים אישיים</text:h>
      <text:p text:style-name="P10"><text:span text:style-name="Strong_20_Emphasis"><text:span text:style-name="T5">שם:</text:span></text:span><text:span text:style-name="T5"> איליה זמסקוב<text:line-break/></text:span><text:span text:style-name="Strong_20_Emphasis"><text:span text:style-name="T5">תאריך לידה:</text:span></text:span><text:span text:style-name="T5"> </text:span><text:span text:style-name="T6">07.11.</text:span><text:span text:style-name="T5">1985<text:line-break/></text:span><text:span text:style-name="Strong_20_Emphasis"><text:span text:style-name="T5">כתובת:</text:span></text:span><text:span text:style-name="T5"> <text:s/>שרה אהרונסון 55, רמת גן<text:line-break/></text:span><text:span text:style-name="Strong_20_Emphasis"><text:span text:style-name="T5">טלפון:</text:span></text:span><text:span text:style-name="T5"> 053-3987251<text:line-break/></text:span><text:span text:style-name="T10">אימייל</text:span><text:span text:style-name="Strong_20_Emphasis"><text:span text:style-name="T5">:</text:span></text:span><text:span text:style-name="T5"> </text:span><text:span text:style-name="T9">fetshme@gmail.com</text:span><text:span text:style-name="T5"><text:line-break/></text:span><text:span text:style-name="Strong_20_Emphasis"><text:span text:style-name="T5">מצב משפחתי:</text:span></text:span><text:span text:style-name="T5"> נשוי + 2 ילדים</text:span></text:p>
      <text:p text:style-name="P11"/>
      <text:h text:style-name="P2" text:outline-level="2">שפות</text:h>
      <text:list text:style-name="L1">
        <text:list-item>
          <text:p text:style-name="P7"><text:span text:style-name="Strong_20_Emphasis"><text:span text:style-name="T12"><text:s/>רוסית:</text:span></text:span><text:span text:style-name="T12"> שפת אם</text:span></text:p>
        </text:list-item>
        <text:list-item>
          <text:p text:style-name="P7"><text:span text:style-name="Strong_20_Emphasis"><text:span text:style-name="T12"><text:s/>עברית:</text:span></text:span><text:span text:style-name="T12"> רמה ג' (אולפן עירוני)</text:span></text:p>
        </text:list-item>
        <text:list-item>
          <text:p text:style-name="P7"><text:span text:style-name="Strong_20_Emphasis"><text:span text:style-name="T12"><text:s/>אנגלית:</text:span></text:span><text:span text:style-name="T12"> רמה טובה (הבנה מלאה, דיבור בינוני)</text:span></text:p>
        </text:list-item>
      </text:list>
      <text:h text:style-name="P2" text:outline-level="2">השכלה</text:h>
      <text:list text:style-name="L2">
        <text:list-item>
          <text:p text:style-name="P13"><text:s/>השכלה תיכונית מלאה</text:p>
        </text:list-item>
        <text:list-item>
          <text:p text:style-name="P13"><text:s/>לימודים אקדמיים ברוסיה (לא הושלמו)</text:p>
        </text:list-item>
      </text:list>
      <text:h text:style-name="P4" text:outline-level="2">ניסיון תעסוקתי</text:h>
      <text:p text:style-name="P6"><text:span text:style-name="Strong_20_Emphasis"><text:span text:style-name="T12">202</text:span></text:span><text:span text:style-name="Strong_20_Emphasis"><text:span text:style-name="T13">4</text:span></text:span><text:span text:style-name="Strong_20_Emphasis"><text:span text:style-name="T12">–202</text:span></text:span><text:span text:style-name="Strong_20_Emphasis"><text:span text:style-name="T13">5</text:span></text:span><text:span text:style-name="Strong_20_Emphasis"><text:span text:style-name="T12">: עובד מחסן:</text:span></text:span><text:span text:style-name="Strong_20_Emphasis"><text:span text:style-name="T14"> </text:span></text:span><text:span text:style-name="T12">ניהול וארגון מלאי, הכנת הזמנות, עבודה פיזית, שמירה על סדר וניקיון</text:span></text:p>
      <text:p text:style-name="P6"><text:span text:style-name="Strong_20_Emphasis"><text:span text:style-name="T12">202</text:span></text:span><text:span text:style-name="Strong_20_Emphasis"><text:span text:style-name="T13">4</text:span></text:span><text:span text:style-name="Strong_20_Emphasis"><text:span text:style-name="T12">: עובד שיפוצים: </text:span></text:span><text:span text:style-name="T12">עבודות שיפוץ ותחזוקה, עבודה פיזית מאומצת, דיוק ואחריות</text:span></text:p>
      <text:p text:style-name="P6"><text:span text:style-name="Strong_20_Emphasis"><text:span text:style-name="T12">201</text:span></text:span><text:span text:style-name="Strong_20_Emphasis"><text:span text:style-name="T13">0</text:span></text:span><text:span text:style-name="Strong_20_Emphasis"><text:span text:style-name="T12">–202</text:span></text:span><text:span text:style-name="Strong_20_Emphasis"><text:span text:style-name="T13">3</text:span></text:span><text:span text:style-name="Strong_20_Emphasis"><text:span text:style-name="T12">: מתכנת (רוסיה):</text:span></text:span><text:span text:style-name="Strong_20_Emphasis"><text:span text:style-name="T14"> </text:span></text:span><text:span text:style-name="T12">עבודה טכנולוגית הדורשת ריכוז, סבלנות ויכולת עבודה תחת לחץ</text:span></text:p>
      <text:h text:style-name="P4" text:outline-level="2">כישורים ויתרונות</text:h>
      <text:list text:style-name="L3">
        <text:list-item>
          <text:p text:style-name="P8"><text:span text:style-name="Strong_20_Emphasis"><text:span text:style-name="T12"><text:s/>כושר גופני גבוה:</text:span></text:span><text:span text:style-name="T12"> מתאמן ורץ באופן יומיומי, סיבולת מצוינת</text:span></text:p>
        </text:list-item>
        <text:list-item>
          <text:p text:style-name="P8"><text:span text:style-name="Strong_20_Emphasis"><text:span text:style-name="T12"><text:s/>אמינות ואחריות:</text:span></text:span><text:span text:style-name="T12"> ניסיון במשרות הדורשות דיוק ומשמעת</text:span></text:p>
        </text:list-item>
        <text:list-item>
          <text:p text:style-name="P8"><text:span text:style-name="Strong_20_Emphasis"><text:span text:style-name="T12"><text:s/>זמינות מלאה:</text:span></text:span><text:span text:style-name="T12"> מוכן לעבוד במשמרות, סופי שבוע וחגים</text:span></text:p>
        </text:list-item>
        <text:list-item>
          <text:p text:style-name="P8"><text:span text:style-name="Strong_20_Emphasis"><text:span text:style-name="T12"><text:s/>מוטיבציה גבוהה:</text:span></text:span><text:span text:style-name="T12"> רצון להשתלב בתחום הרפואי ולתרום לקהילה</text:span></text:p>
        </text:list-item>
        <text:list-item>
          <text:p text:style-name="P9"><text:span text:style-name="Strong_20_Emphasis"><text:span text:style-name="T12"><text:s/>יכולת למידה מהירה:</text:span></text:span><text:span text:style-name="T12"> נכונות להכשרה ולמידת נהלים חדשים</text:span></text:p>
        </text:list-item>
      </text:list>
      <text:h text:style-name="P5" text:outline-level="2">מטרות תעסוקתיות</text:h>
      <text:p text:style-name="P12"><text:span text:style-name="T11">מעוניין להשתלב כסניטר במוסד רפואי, לתרום לשמירה על סביבת עבודה נקייה, בטוחה ותומכת עבור המטופלים והצוות הרפואי. מביא עמי מוטיבציה, כושר גופני מעולה ונכונות להתפתח בתפקיד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rl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4:13:44.889482566</meta:creation-date>
    <meta:print-date>2025-08-24T14:48:57.968721964</meta:print-date>
    <meta:printed-by>PDF files</meta:printed-by>
    <dc:date>2025-08-24T14:53:05.842244327</dc:date>
    <meta:editing-duration>PT1M54S</meta:editing-duration>
    <meta:editing-cycles>1</meta:editing-cycles>
    <meta:document-statistic meta:table-count="0" meta:image-count="0" meta:object-count="0" meta:page-count="1" meta:paragraph-count="22" meta:word-count="172" meta:character-count="1045" meta:non-whitespace-character-count="896"/>
    <meta:generator>LibreOffice/24.2.7.2$Linux_X86_64 LibreOffice_project/420$Build-2</meta:generator>
  </office:meta>
</office:document-meta>
</file>